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justify" fo:orphans="0" fo:margin-left="0pt" fo:margin-bottom="12pt" fo:padding="0pt" fo:text-indent="0pt" fo:widows="1"/>
      <style:text-properties fo:color="#000000" style:font-name="Arial" fo:text-transform="None" fo:font-size="12.0"/>
    </style:style>
    <style:style style:family="paragraph" style:name="MHeading1" style:display-name="Heading1">
      <style:paragraph-properties fo:margin-right="0pt" style:line-spacing="-24pt" fo:margin-top="0pt" fo:text-align="center" fo:orphans="0" fo:margin-left="0pt" fo:margin-bottom="14pt" fo:padding="0ptpt" fo:text-indent="0pt" fo:widows="1"/>
      <style:text-properties fo:color="#0000ff" style:font-name="Arial" fo:text-transform="None" fo:font-size="40.0"/>
    </style:style>
    <style:style style:family="paragraph" style:name="MHeading2" style:display-name="Heading2">
      <style:paragraph-properties fo:margin-right="0pt" style:line-spacing="6pt" fo:margin-top="12pt" fo:text-align="left" fo:orphans="0" fo:margin-left="0pt" fo:margin-bottom="6pt" fo:padding="0ptpt" fo:text-indent="0pt" fo:widows="1"/>
      <style:text-properties fo:color="#ffa500" style:font-name="Arial" fo:text-transform="None" fo:font-size="12.0"/>
    </style:style>
    <style:style style:family="paragraph" style:name="MHeading3" style:display-name="Heading3">
      <style:paragraph-properties fo:margin-right="0pt" style:line-spacing="4pt" fo:margin-top="12pt" fo:text-align="left" fo:orphans="0" fo:margin-left="0pt" fo:margin-bottom="6pt" fo:padding="0ptpt" fo:text-indent="0pt" fo:widows="1"/>
      <style:text-properties fo:color="#008000" style:font-name="Arial" fo:text-transform="None" fo:font-size="10.0"/>
    </style:style>
    <style:style style:family="paragraph" style:name="MHeading4" style:display-name="Heading4">
      <style:paragraph-properties fo:margin-right="0pt" style:line-spacing="4pt" fo:margin-top="10pt" fo:text-align="left" fo:orphans="0" fo:margin-left="0pt" fo:margin-bottom="4pt" fo:padding="0ptpt" fo:text-indent="0pt" fo:widows="1"/>
      <style:text-properties fo:color="#0000ff" style:font-name="Times New Roman" fo:text-transform="None" fo:font-size="8.0"/>
    </style:style>
    <style:style style:family="paragraph" style:name="MHeading5" style:display-name="Heading5">
      <style:paragraph-properties fo:margin-right="0pt" style:line-spacing="2pt" fo:margin-top="8pt" fo:text-align="left" fo:orphans="0" fo:margin-left="0pt" fo:margin-bottom="4pt" fo:padding="0ptpt" fo:text-indent="0pt" fo:widows="1"/>
      <style:text-properties fo:color="#000000" style:font-name="Times New Roman" fo:font-weight="bold" fo:text-transform="None" fo:font-size="8.0"/>
    </style:style>
    <style:style style:family="paragraph" style:name="MHeading6" style:display-name="Heading6">
      <style:paragraph-properties fo:margin-right="0pt" style:line-spacing="1pt" fo:margin-top="6pt" fo:text-align="left" fo:orphans="0" fo:margin-left="0pt" fo:margin-bottom="2pt" fo:padding="0ptpt" fo:text-indent="0pt" fo:widows="1"/>
      <style:text-properties fo:color="#000000" style:font-name="Times New Roman" fo:font-weight="bold" fo:text-transform="None" fo:font-size="7.0"/>
    </style:style>
    <style:style style:family="paragraph" style:name="BodPa" style:display-name="BodPa">
      <style:paragraph-properties fo:margin-right="0pt" style:line-spacing="0pt" fo:border="5.0pt solid #0000ff" fo:margin-top="0pt" fo:text-align="justify" fo:background-color="#ffff00" fo:orphans="0" fo:margin-left="0pt" fo:margin-bottom="0pt" fo:padding="[5, 10, 30]pt" fo:text-indent="0pt" fo:widows="1"/>
      <style:text-properties fo:color="#000000" fo:background-color="#ffff00" style:font-name="Arial" fo:text-transform="None" fo:font-size="12.0"/>
    </style:style>
    <text:list-style text:consecutive-numbering="false" style:name="Sh1" style:display-name="Sh1">
      <text:list-level-style-bullet text:bullet-char="●" text:style-name="Standard" text:level="1">
        <style:list-level-properties text:min-label-width="0.25in" text:space-before="0.25in"/>
      </text:list-level-style-bullet>
    </text:list-style>
    <style:style style:family="paragraph" style:parent-style-name="Footer" style:name="PageBreak1" style:display-name="PageBreak1">
      <style:paragraph-properties fo:break-before="page"/>
    </style:style>
    <text:list-style style:name="Sh2" style:display-name="Sh2">
      <text:list-level-style-number style:num-suffix="." text:style-name="Numbering_20_Symbols" text:level="1" style:num-format="1">
        <style:list-level-properties text:min-label-width="0.25in" text:space-before="0.25in"/>
      </text:list-level-style-number>
    </text:list-style>
    <style:style style:family="paragraph" style:name="Sp1" style:display-name="Sp1">
      <style:paragraph-properties style:line-spacing="1.0in"/>
    </style:style>
    <text:list-style style:name="Sh3" style:display-name="Sh3">
      <text:list-level-style-number style:num-suffix="." text:style-name="Numbering_20_Symbols" text:level="1" style:num-format="1">
        <style:list-level-properties text:min-label-width="0.25in" text:space-before="0.25in"/>
      </text:list-level-style-number>
    </text:list-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Sh1" xml:id="0b9d8eb0-7afa-46a3-9296-25d89e42dced">
        <text:list-item>
          <text:p text:style-name="Normal"><text:span text:style-name="T3"> unordered 1 </text:span></text:p>
        </text:list-item>
      </text:list>
      <text:list text:style-name="Sh1" xml:id="9e949dd0-2c3b-4dcc-a452-5ce8795f5b54">
        <text:list-item>
          <text:p text:style-name="Normal"><text:span text:style-name="T4"> 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Normal"><text:span text:style-name="T11"> Page </text:span><text:page-number/></text:p>
      <text:p text:style-name="PageBreak1"/>
      <text:list text:continue-list="0886c84b-caf8-403a-bb0e-bb7a1d7c3922" text:style-name="Sh2" xml:id="0886c84b-caf8-403a-bb0e-bb7a1d7c3922">
        <text:list-item>
          <text:p text:style-name="Normal"><text:span text:style-name="T12">Numbered List 1</text:span></text:p>
        </text:list-item>
      </text:list>
      <text:list text:continue-list="0886c84b-caf8-403a-bb0e-bb7a1d7c3922" text:style-name="Sh2" xml:id="fb847755-97ee-405d-8be2-4399a308b2c3">
        <text:list-item>
          <text:p text:style-name="Normal"><text:span text:style-name="T13">Numbered List 2</text:span></text:p>
        </text:list-item>
      </text:list>
      <text:list text:continue-list="0886c84b-caf8-403a-bb0e-bb7a1d7c3922" text:style-name="Sh2" xml:id="a3c2433f-17ff-4e3c-8167-90349ca57246">
        <text:list-item>
          <text:p text:style-name="Normal"><text:span text:style-name="T14">Numbered List 3</text:span></text:p>
        </text:list-item>
      </text:list>
      <text:p text:style-name="Normal"><text:a xlink:type="simple" xlink:href="http://www.google.com">Google</text:a></text:p>
      <text:p text:style-name="Sp1"/>
      <text:list text:continue-list="38904708-0bb3-4e1b-97d3-e8dfd2370701" text:style-name="Sh3" xml:id="38904708-0bb3-4e1b-97d3-e8dfd2370701">
        <text:list-item>
          <text:p text:style-name="Normal"><text:span text:style-name="T15">Another number 1</text:span></text:p>
        </text:list-item>
      </text:list>
      <text:p text:style-name="Normal"><text:span text:style-name="T16">Preformatted </text:span><text:span text:style-name="T17">text</text:span><text:span text:style-name="T18"> only.</text:span></text:p>
      <text:p text:style-name="BodPa"><text:span text:style-name="T19"> Paragraph with a border and a padding. </text:span><text:line-break/><text:span text:style-name="T20"/><text:span text:style-name="T21">Note:</text:span><text:span text:style-name="T22"> The padding only affects the position of the border, not the paragraph text. </text:span></text:p>
      <text:p text:style-name="Normal"><text:span text:style-name="T23"> </text:span><text:page-number/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xml="http://www.w3.org/XML/1998/namespace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text-underline-type="single"/>
    </style:style>
    <style:style style:family="text" style:name="T13" style:display-name="T13">
      <style:text-properties fo:font-style="italic"/>
    </style:style>
    <style:style style:family="text" style:name="T14" style:display-name="T14">
      <style:text-properties fo:font-weight="bold"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 fo:font-weight="bold"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 fo:font-weight="bold"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xmlns:xlink="http://www.w3.org/1999/xlink" office:version="1.2">
  <office:meta>
    <meta:generator>ODFPY/1.3.5</meta:generator>
  </office:meta>
</office:document-meta>
</file>